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caf34" officeooo:paragraph-rsid="003ae672"/>
    </style:style>
    <style:style style:name="P8" style:family="paragraph" style:parent-style-name="Standard">
      <style:text-properties officeooo:rsid="002caf34" officeooo:paragraph-rsid="004889c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39184" officeooo:paragraph-rsid="00391e0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P25" style:family="paragraph" style:parent-style-name="Standard">
      <style:text-properties officeooo:rsid="002aab4c" officeooo:paragraph-rsid="0040b021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3e7999"/>
    </style:style>
    <style:style style:name="T7" style:family="text">
      <style:text-properties officeooo:rsid="004a50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7">2</text:span><text:a xlink:type="simple" xlink:href="https://CODERPROG.COM/LEARN-ALGORITHMS-DATA-STRUCTURES-JAVA/1/2" text:style-name="Internet_20_link" text:visited-style-name="Visited_20_Internet_20_Link"><text:span text:style-name="T7">/2</text:span></text:a></text:p>
      <text:p text:style-name="P25"/>
      <text:p text:style-name="P7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7"/>
      <text:p text:style-name="P23"><text:a xlink:type="simple" xlink:href="https://coderprog.com/complete-nodejs-course-2/" text:style-name="Internet_20_link" text:visited-style-name="Visited_20_Internet_20_Link">https://coderprog.com/complete-nodejs-course-2/</text:a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8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1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7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8:07:30.689476063</dc:date>
    <meta:editing-duration>PT1H20M25S</meta:editing-duration>
    <meta:editing-cycles>39</meta:editing-cycles>
    <meta:document-statistic meta:table-count="0" meta:image-count="0" meta:object-count="0" meta:page-count="1" meta:paragraph-count="21" meta:word-count="22" meta:character-count="1149" meta:non-whitespace-character-count="1148"/>
  </office:meta>
</office:document-meta>
</file>